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Footer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7" style:family="paragraph" style:parent-style-name="Footer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color="#808080"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fo:font-size="7pt" style:font-size-asian="7pt" style:font-size-complex="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 text:track-changes="false">
        <text:changed-region xml:id="ct97808040" text:id="ct97808040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97807520" text:id="ct9780752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0724736" text:id="ct23072473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230724944" text:id="ct230724944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230725048" text:id="ct23072504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30725152" text:id="ct230725152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230725256" text:id="ct230725256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230937552" text:id="ct230937552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230937656" text:id="ct230937656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30937760" text:id="ct230937760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0937864" text:id="ct230937864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230937968" text:id="ct230937968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0938072" text:id="ct23093807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30938176" text:id="ct23093817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230725360" text:id="ct230725360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230938488" text:id="ct23093848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0938592" text:id="ct23093859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230938696" text:id="ct23093869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0938800" text:id="ct23093880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30938904" text:id="ct23093890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230938280" text:id="ct230938280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230939216" text:id="ct230939216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230939320" text:id="ct23093932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230939424" text:id="ct230939424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0939528" text:id="ct230939528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230939632" text:id="ct230939632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230939008" text:id="ct230939008">
          <text:insertion>
            <office:change-info>
              <dc:creator>Unknown Author</dc:creator>
              <dc:date>2014-03-18T15:16:00</dc:date>
            </office:change-info>
          </text:insertion>
        </text:changed-region>
        <text:changed-region xml:id="ct230939944" text:id="ct230939944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change-start text:change-id="ct97808040"/>l['cvheading']<text:change-end text:change-id="ct97808040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79</dc:date><text:p text:style-name="P8"><text:span text:style-name="T4">do title</text:span></text:p><text:p text:style-name="P8"><text:span text:style-name="T4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97807520"/>p.name<text:change-end text:change-id="ct97807520"/> </text:h>
            <text:p text:style-name="P1"><text:change-start text:change-id="ct230724736"/>c.title<text:change-end text:change-id="ct230724736"/></text:p>
            <text:p text:style-name="P1"><office:annotation><dc:creator>Unknown Author</dc:creator><dc:date>2014-02-04T14:56:10.80</dc:date><text:p text:style-name="P8"><text:span text:style-name="T5">do text</text:span></text:p><text:p text:style-name="P8"><text:span text:style-name="T5">from infoline</text:span></text:p></office:annotation>placeholder for infotext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230724944"/>l['profile']<text:change-end text:change-id="ct230724944"/></text:p>
            <text:p text:style-name="P1"><office:annotation><dc:creator>Unknown Author</dc:creator><dc:date>2012-08-07T11:43:32.81</dc:date><text:p text:style-name="P8"><text:span text:style-name="T5">do text</text:span></text:p><text:p text:style-name="P8"><text:span text:style-name="T5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230725048"/><office:annotation><dc:creator>Unknown Author</dc:creator><dc:date>2012-08-06T14:48:57.81</dc:date><text:p text:style-name="P8"><text:span text:style-name="T5">do row for te in t</text:span></text:p></office:annotation><text:change-end text:change-id="ct230725048"/></text:h>
          </table:table-cell>
          <table:table-cell table:style-name="Table1.B1" office:value-type="string">
            <text:p text:style-name="P2"><text:change-start text:change-id="ct230725152"/>te.title<text:change-end text:change-id="ct230725152"/></text:p>
            <text:p text:style-name="P1"><office:annotation><dc:creator>Unknown Author</dc:creator><dc:date>2013-06-20T15:13:17.82</dc:date><text:p text:style-name="P8"><text:span text:style-name="T5">do text</text:span></text:p><text:p text:style-name="P8"><text:span text:style-name="T5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82</dc:date><text:p text:style-name="P8"><text:span text:style-name="T5">do title if e</text:span></text:p></office:annotation><text:change-start text:change-id="ct230725256"/>l['experience']<text:change-end text:change-id="ct230725256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83</dc:date><text:p text:style-name="P8"><text:span text:style-name="T5">do section for ex in e</text:span></text:p></office:annotation><text:change-start text:change-id="ct230937552"/>ex.title<text:change-end text:change-id="ct230937552"/></text:h>
        <text:p text:style-name="Standard"><text:change-start text:change-id="ct230937656"/><text:span text:style-name="T2">l['period']</text:span><text:change-end text:change-id="ct230937656"/><text:span text:style-name="T2">:</text:span> <text:change-start text:change-id="ct230937760"/>ex.from_year<text:change-end text:change-id="ct230937760"/></text:p>
        <text:p text:style-name="Standard"><text:change-start text:change-id="ct230937864"/><text:span text:style-name="T2">l['client']</text:span><text:change-end text:change-id="ct230937864"/><text:span text:style-name="T2">:</text:span> <text:change-start text:change-id="ct230937968"/>ex.company<text:change-end text:change-id="ct230937968"/></text:p>
        <text:p text:style-name="Standard"><office:annotation><dc:creator>Unknown Author</dc:creator><dc:date>2012-08-20T11:04:03.84</dc:date><text:p text:style-name="P8"><text:span text:style-name="T5">do text </text:span></text:p><text:p text:style-name="P8"><text:span text:style-name="T5">from xhtml(ex.description)</text:span></text:p></office:annotation>placeholder for description</text:p>
        <text:p text:style-name="Standard"><text:span text:style-name="T2"><office:annotation><dc:creator>Unknown Author</dc:creator><dc:date>2014-01-14T13:05:43.85</dc:date><text:p text:style-name="P8"><text:span text:style-name="T5">do text if ex.techs</text:span></text:p></office:annotation></text:span><text:change-start text:change-id="ct230938072"/><text:span text:style-name="T2">l['techs']</text:span><text:change-end text:change-id="ct230938072"/><text:span text:style-name="T2">: </text:span><text:change-start text:change-id="ct230938176"/><text:span text:style-name="T3">ex.techs</text:span><text:change-end text:change-id="ct230938176"/></text:p>
        <text:p text:style-name="Text_20_body"/>
      </text:section>
      <text:p text:style-name="P1"/>
      <text:h text:style-name="Heading_20_1" text:outline-level="1"><office:annotation><dc:creator>Unknown Author</dc:creator><dc:date>2013-05-31T14:35:15.85</dc:date><text:p text:style-name="P8"><text:span text:style-name="T5">do title if w</text:span></text:p></office:annotation><text:change-start text:change-id="ct230725360"/>l['workplace']<text:change-end text:change-id="ct230725360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86</dc:date><text:p text:style-name="P8"><text:span text:style-name="T5">do section for wp in w</text:span></text:p></office:annotation><text:change-start text:change-id="ct230938488"/>wp.title<text:change-end text:change-id="ct230938488"/></text:h>
        <text:p text:style-name="Text_20_body"><text:span text:style-name="T2"><office:annotation><dc:creator>Unknown Author</dc:creator><dc:date>2014-01-14T13:10:22.86</dc:date><text:p text:style-name="P8"><text:span text:style-name="T5">do text if wp.from_year</text:span></text:p></office:annotation></text:span><text:change-start text:change-id="ct230938592"/><text:span text:style-name="T2">l['period']</text:span><text:change-end text:change-id="ct230938592"/><text:span text:style-name="T2">:</text:span> <text:change-start text:change-id="ct230938696"/>wp.from_year<text:change-end text:change-id="ct230938696"/></text:p>
        <text:p text:style-name="Text_20_body"><text:change-start text:change-id="ct230938800"/><text:span text:style-name="T2">l['workplace2']</text:span><text:change-end text:change-id="ct230938800"/><text:span text:style-name="T2">:</text:span> <text:change-start text:change-id="ct230938904"/>wp.company<text:change-end text:change-id="ct230938904"/></text:p>
        <text:p text:style-name="Text_20_body"><office:annotation><dc:creator>Unknown Author</dc:creator><dc:date>2013-03-06T11:47:20.87</dc:date><text:p text:style-name="P8"><text:span text:style-name="T5">do text </text:span></text:p><text:p text:style-name="P8"><text:span text:style-name="T5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87</dc:date><text:p text:style-name="P8"><text:span text:style-name="T5">do title if d</text:span></text:p></office:annotation><text:change-start text:change-id="ct230938280"/>l['education']<text:change-end text:change-id="ct230938280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88</dc:date><text:p text:style-name="P8"><text:span text:style-name="T5">do section for du in d</text:span></text:p></office:annotation><text:change-start text:change-id="ct230939216"/>du.title<text:change-end text:change-id="ct230939216"/></text:h>
        <text:p text:style-name="Text_20_body"><text:span text:style-name="T2"><office:annotation><dc:creator>Unknown Author</dc:creator><dc:date>2014-01-14T13:09:42.88</dc:date><text:p text:style-name="P8"><text:span text:style-name="T5">do text if du.from_year</text:span></text:p></office:annotation></text:span><text:change-start text:change-id="ct230939320"/><text:span text:style-name="T2">l['period']</text:span><text:change-end text:change-id="ct230939320"/><text:span text:style-name="T2">:</text:span> <text:change-start text:change-id="ct230939424"/>du.from_year<text:change-end text:change-id="ct230939424"/></text:p>
        <text:p text:style-name="Text_20_body"><text:change-start text:change-id="ct230939528"/><text:span text:style-name="T2">l['school']</text:span><text:change-end text:change-id="ct230939528"/><text:span text:style-name="T2">:</text:span> <text:change-start text:change-id="ct230939632"/>du.school<text:change-end text:change-id="ct230939632"/></text:p>
        <text:p text:style-name="Text_20_body"><office:annotation><dc:creator>Unknown Author</dc:creator><dc:date>2013-03-06T11:47:20.89</dc:date><text:p text:style-name="P8"><text:span text:style-name="T5">do text </text:span></text:p><text:p text:style-name="P8"><text:span text:style-name="T5">from xhtml(du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4-03-18T15:49:53.89</dc:date><text:p text:style-name="P8"><text:span text:style-name="T5">do title if o</text:span></text:p></office:annotation><text:change-start text:change-id="ct230939008"/>l['other']<text:change-end text:change-id="ct230939008"/></text:h>
      <text:section text:style-name="Sect1" text:name="Other">
        <text:h text:style-name="Heading_20_3" text:outline-level="3"><office:annotation><dc:creator>Unknown Author</dc:creator><dc:date>2013-06-18T16:23:06.89</dc:date><text:p text:style-name="P8"><text:span text:style-name="T5">do section for ot in o</text:span></text:p></office:annotation><text:change-start text:change-id="ct230939944"/>ot.title<text:change-end text:change-id="ct230939944"/></text:h>
        <text:p text:style-name="P1"><office:annotation><dc:creator>Unknown Author</dc:creator><dc:date>2013-06-18T16:28:50.90</dc:date><text:p text:style-name="P8"><text:span text:style-name="T5">do text </text:span></text:p><text:p text:style-name="P8"><text:span text:style-name="T5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color="#808080" fo:font-size="7pt" style:font-size-asian="7pt" style:font-size-complex="7pt"/>
    </style:style>
    <style:style style:name="MT1" style:family="text">
      <style:text-properties fo:color="#808080" fo:font-size="7pt" style:font-size-asian="7pt" style:font-size-complex="7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2" text:anchor-type="paragraph" svg:width="17.403cm" svg:height="5.106cm" draw:z-index="1"><draw:image xlink:href="Pictures/10000000000005B9000001AECF07D69B.png" xlink:type="simple" xlink:show="embed" xlink:actuate="onLoad"/></draw:frame></text:h>
      </style:header>
      <style:footer>
        <text:tracked-changes>
          <text:changed-region xml:id="ct230724632" text:id="ct230724632">
            <text:insertion>
              <office:change-info>
                <dc:creator>Unknown Author</dc:creator>
                <dc:date>2014-03-18T15:20:00</dc:date>
              </office:change-info>
            </text:insertion>
          </text:changed-region>
        </text:tracked-changes>
        <text:p text:style-name="MP1"><text:span text:style-name="MT1"><text:page-number text:select-page="current">2</text:page-number></text:span><text:span text:style-name="MT1">/</text:span><text:span text:style-name="MT1"><text:page-count>2</text:page-count></text:span></text:p>
        <text:p text:style-name="MP2"><text:change-start text:change-id="ct230724632"/>acs_datestamp<text:change-end text:change-id="ct230724632"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1H52M28S</meta:editing-duration>
    <meta:editing-cycles>225</meta:editing-cycles>
    <meta:generator>OpenOffice/4.0.1$Win32 OpenOffice.org_project/401m5$Build-9714</meta:generator>
    <dc:date>2014-03-20T09:50:58.72</dc:date>
    <meta:document-statistic meta:table-count="1" meta:image-count="1" meta:object-count="0" meta:page-count="2" meta:paragraph-count="32" meta:word-count="70" meta:character-count="504"/>
    <meta:user-defined meta:name="Info 1"/>
    <meta:user-defined meta:name="Info 2"/>
    <meta:user-defined meta:name="Info 3"/>
    <meta:user-defined meta:name="Info 4"/>
  </office:meta>
</office:document-meta>
</file>